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1.073cm" fo:min-width="10.39cm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035cm" svg:stroke-color="#0099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741cm"/>
    </style:style>
    <style:style style:name="gr5" style:family="graphic" style:parent-style-name="standard">
      <style:graphic-properties draw:stroke="none" svg:stroke-color="#000000" draw:fill="none" draw:fill-color="#ffffff" fo:min-height="0.605cm"/>
    </style:style>
    <style:style style:name="gr6" style:family="graphic" style:parent-style-name="standard">
      <style:graphic-properties draw:stroke="none" svg:stroke-color="#000000" draw:fill="none" draw:fill-color="#ffffff" fo:min-height="1.056cm"/>
    </style:style>
    <style:style style:name="gr7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-color="#009900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svg:stroke-width="0.081cm" svg:stroke-color="#ff6600" draw:marker-start-width="0.321cm" draw:marker-end-width="0.321cm" draw:fill="none" draw:fill-color="#ffffff" draw:textarea-horizontal-align="justify" draw:textarea-vertical-align="middle" draw:auto-grow-height="false" fo:min-height="1.45cm" fo:min-width="1.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9900" draw:marker-start-width="0.321cm" draw:marker-end-width="0.321cm" draw:fill="none" draw:fill-color="#ffffff" draw:opacity="100%" draw:opacity-name="" draw:textarea-horizontal-align="justify" draw:textarea-vertical-align="middle" draw:auto-grow-height="false" fo:min-height="1.45cm" fo:min-width="1.201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-color="#ff3300" draw:textarea-horizontal-align="justify" draw:textarea-vertical-align="middle" draw:auto-grow-height="false" fo:min-height="0.15cm" fo:min-width="0cm"/>
    </style:style>
    <style:style style:name="gr12" style:family="graphic" style:parent-style-name="standard">
      <style:graphic-properties draw:stroke="none" svg:stroke-color="#000000" draw:fill-color="#009900" draw:textarea-horizontal-align="justify" draw:textarea-vertical-align="middle" draw:auto-grow-height="false" fo:min-height="0.03cm" fo:min-width="0cm"/>
    </style:style>
    <style:style style:name="gr13" style:family="graphic" style:parent-style-name="standard">
      <style:graphic-properties draw:stroke="none" svg:stroke-color="#000000" draw:fill-color="#009900" draw:textarea-horizontal-align="justify" draw:textarea-vertical-align="middle" draw:auto-grow-height="false" fo:min-height="0.029cm" fo:min-width="0cm"/>
    </style:style>
    <style:style style:name="gr14" style:family="graphic" style:parent-style-name="standard">
      <style:graphic-properties draw:stroke="none" svg:stroke-color="#000000" draw:fill-color="#ff3300" draw:textarea-horizontal-align="justify" draw:textarea-vertical-align="middle" draw:auto-grow-height="false" fo:min-height="0.03cm" fo:min-width="0cm"/>
    </style:style>
    <style:style style:name="gr15" style:family="graphic" style:parent-style-name="standard">
      <style:graphic-properties draw:stroke="none" svg:stroke-color="#000000" draw:fill-color="#ff3300" draw:textarea-horizontal-align="justify" draw:textarea-vertical-align="middle" draw:auto-grow-height="false" fo:min-height="0.029cm" fo:min-width="0cm"/>
    </style:style>
    <style:style style:name="gr16" style:family="graphic" style:parent-style-name="standard">
      <style:graphic-properties svg:stroke-width="0.081cm" svg:stroke-color="#009900" draw:marker-start-width="0.321cm" draw:marker-end-width="0.321cm" draw:fill="none" draw:fill-color="#ffffff" draw:textarea-horizontal-align="justify" draw:textarea-vertical-align="middle" draw:auto-grow-height="false" fo:min-height="1.45cm" fo:min-width="1.2cm" fo:padding-top="0.165cm" fo:padding-bottom="0.165cm" fo:padding-left="0.29cm" fo:padding-right="0.29cm"/>
    </style:style>
    <style:style style:name="gr17" style:family="graphic" style:parent-style-name="standard">
      <style:graphic-properties svg:stroke-width="0.035cm" svg:stroke-color="#ff66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-color="#0099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 draw:opacity="100%"/>
      <style:paragraph-properties fo:text-align="center"/>
    </style:style>
    <style:style style:name="P8" style:family="paragraph">
      <loext:graphic-properties draw:fill-color="#ff3300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9cm" svg:height="11.323cm" svg:x="1.81cm" svg:y="1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14.7cm" svg:y="4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2cm" svg:x="14.4cm" svg:y="8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8cm" svg:height="1.991cm" svg:x="15.5cm" svg:y="4.349cm">
          <draw:text-box>
            <text:p><text:span text:style-name="T1">Bathymetry </text:span><text:span text:style-name="T1">points </text:span></text:p>
          </draw:text-box>
        </draw:frame>
        <draw:frame draw:style-name="gr5" draw:text-style-name="P3" draw:layer="layout" svg:width="4.1cm" svg:height="0.855cm" svg:x="15.5cm" svg:y="5.645cm">
          <draw:text-box>
            <text:p><text:span text:style-name="T1">H</text:span><text:span text:style-name="T1">a</text:span><text:span text:style-name="T1">b</text:span><text:span text:style-name="T1">i</text:span><text:span text:style-name="T1">t</text:span><text:span text:style-name="T1">a</text:span><text:span text:style-name="T1">t </text:span><text:span text:style-name="T1">1</text:span></text:p>
          </draw:text-box>
        </draw:frame>
        <draw:frame draw:style-name="gr6" draw:text-style-name="P3" draw:layer="layout" svg:width="4.49cm" svg:height="1.411cm" svg:x="15.5cm" svg:y="7.894cm">
          <draw:text-box>
            <text:p><text:span text:style-name="T1">H</text:span><text:span text:style-name="T1">a</text:span><text:span text:style-name="T1">b</text:span><text:span text:style-name="T1">i</text:span><text:span text:style-name="T1">t</text:span><text:span text:style-name="T1">a</text:span><text:span text:style-name="T1">t </text:span><text:span text:style-name="T1">1</text:span><text:span text:style-name="T1">-</text:span><text:span text:style-name="T1">d</text:span><text:span text:style-name="T1">o</text:span><text:span text:style-name="T1">m</text:span><text:span text:style-name="T1">i</text:span><text:span text:style-name="T1">n</text:span><text:span text:style-name="T1">a</text:span><text:span text:style-name="T1">n</text:span><text:span text:style-name="T1">t </text:span><text:span text:style-name="T1">a</text:span><text:span text:style-name="T1">r</text:span><text:span text:style-name="T1">e</text:span><text:span text:style-name="T1">a</text:span></text:p>
          </draw:text-box>
        </draw:frame>
        <draw:custom-shape draw:style-name="gr7" draw:text-style-name="P4" draw:layer="layout" svg:width="0.293cm" svg:height="0.323cm" svg:x="3.474cm" svg:y="3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3cm" svg:height="0.323cm" svg:x="5.976cm" svg:y="3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4cm" svg:height="0.323cm" svg:x="8.506cm" svg:y="3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3cm" svg:height="0.321cm" svg:x="3.474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2cm" svg:height="0.322cm" svg:x="5.977cm" svg:y="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4cm" svg:height="0.323cm" svg:x="11.022cm" svg:y="3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4cm" svg:height="0.321cm" svg:x="11.02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3cm" svg:height="0.323cm" svg:x="3.474cm" svg:y="5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3cm" svg:height="0.323cm" svg:x="3.474cm" svg:y="5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3cm" svg:height="0.323cm" svg:x="3.474cm" svg:y="8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3cm" svg:height="0.323cm" svg:x="5.976cm" svg:y="8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4cm" svg:height="0.323cm" svg:x="8.506cm" svg:y="8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3cm" svg:height="0.321cm" svg:x="3.474cm" svg:y="8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2cm" svg:height="0.322cm" svg:x="5.977cm" svg:y="8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3cm" svg:height="0.323cm" svg:x="3.474cm" svg:y="10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3cm" svg:height="0.323cm" svg:x="5.976cm" svg:y="10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2cm" svg:height="0.322cm" svg:x="5.977cm" svg:y="10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4cm" svg:height="0.323cm" svg:x="11.022cm" svg:y="8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4cm" svg:height="0.321cm" svg:x="11.022cm" svg:y="8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4cm" svg:height="0.4cm" svg:x="14.8cm" svg:y="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16cm" svg:height="2.516cm" svg:x="4.872cm" svg:y="7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517cm" svg:height="2.516cm" svg:x="2.355cm" svg:y="9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9cm" svg:height="0.279cm" svg:x="8.494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3cm" svg:height="0.322cm" svg:x="5.99cm" svg:y="5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2cm" svg:height="0.321cm" svg:x="5.991cm" svg:y="5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4cm" svg:height="0.322cm" svg:x="8.506cm" svg:y="5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4cm" svg:height="0.322cm" svg:x="11.008cm" svg:y="5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4cm" svg:height="0.321cm" svg:x="8.506cm" svg:y="5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2cm" svg:height="0.321cm" svg:x="11.01cm" svg:y="5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3cm" svg:height="0.321cm" svg:x="3.474cm" svg:y="10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2cm" svg:height="0.321cm" svg:x="8.508cm" svg:y="8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8cm" svg:height="0.28cm" svg:x="11.011cm" svg:y="10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2cm" svg:height="0.321cm" svg:x="8.508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cm" svg:height="0.4cm" svg:x="14.8cm" svg:y="6.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1cm" svg:height="0.855cm" svg:x="15.5cm" svg:y="6.646cm">
          <draw:text-box>
            <text:p><text:span text:style-name="T1">Ha</text:span><text:span text:style-name="T1">bit</text:span><text:span text:style-name="T1">at </text:span><text:span text:style-name="T1">2</text:span></text:p>
          </draw:text-box>
        </draw:frame>
        <draw:custom-shape draw:style-name="gr12" draw:text-style-name="P5" draw:layer="layout" svg:width="0.279cm" svg:height="0.28cm" svg:x="3.334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28cm" svg:height="0.279cm" svg:x="3.753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79cm" svg:height="0.28cm" svg:x="4.173cm" svg:y="10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4.452cm" svg:y="10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2.914cm" svg:y="11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79cm" svg:height="0.28cm" svg:x="4.872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5.151cm" svg:y="9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79cm" svg:height="0.28cm" svg:x="5.431cm" svg:y="9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279cm" svg:height="0.279cm" svg:x="6.13cm" svg:y="8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6.549cm" svg:y="8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6.549cm" svg:y="7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28cm" svg:height="0.279cm" svg:x="6.269cm" svg:y="7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79cm" svg:height="0.28cm" svg:x="5.99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516cm" svg:height="2.516cm" svg:x="4.873cm" svg:y="4.7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79cm" svg:height="0.28cm" svg:x="5.99cm" svg:y="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28cm" svg:height="0.279cm" svg:x="6.409cm" svg:y="6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79cm" svg:height="0.28cm" svg:x="6.689cm" svg:y="5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6.968cm" svg:y="5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516cm" svg:height="2.516cm" svg:x="7.391cm" svg:y="2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279cm" svg:height="0.279cm" svg:x="7.388cm" svg:y="4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7.807cm" svg:y="4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279cm" svg:height="0.279cm" svg:x="8.227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8.646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9.065cm" svg:y="3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79cm" svg:height="0.28cm" svg:x="9.625cm" svg:y="3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2.914cm" svg:y="11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28cm" svg:height="0.279cm" svg:x="3.194cm" svg:y="10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3.613cm" svg:y="10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79cm" svg:height="0.28cm" svg:x="4.033cm" svg:y="10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279cm" svg:height="0.279cm" svg:x="5.291cm" svg:y="8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28cm" svg:height="0.279cm" svg:x="5.57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79cm" svg:height="0.28cm" svg:x="5.99cm" svg:y="7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4.312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28cm" svg:height="0.279cm" svg:x="4.592cm" svg:y="9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5.011cm" svg:y="8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28cm" svg:height="0.279cm" svg:x="6.549cm" svg:y="8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5.85cm" svg:y="9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2cm" svg:height="1.2cm" svg:x="14.391cm" svg:y="9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4.49cm" svg:height="1.411cm" svg:x="15.491cm" svg:y="9.495cm">
          <draw:text-box>
            <text:p><text:span text:style-name="T1">Habitat 2-</text:span><text:span text:style-name="T1">dominant </text:span><text:span text:style-name="T1">area</text:span></text:p>
          </draw:text-box>
        </draw:frame>
        <draw:custom-shape draw:style-name="gr14" draw:text-style-name="P8" draw:layer="layout" svg:width="0.279cm" svg:height="0.28cm" svg:x="5.291cm" svg:y="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279cm" svg:height="0.279cm" svg:x="5.431cm" svg:y="5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28cm" svg:height="0.279cm" svg:x="5.71cm" svg:y="5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6.549cm" svg:y="5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79cm" svg:height="0.28cm" svg:x="6.13cm" svg:y="5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79cm" svg:height="0.28cm" svg:x="5.291cm" svg:y="5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7.807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0.279cm" svg:height="0.279cm" svg:x="8.087cm" svg:y="3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8.506cm" svg:y="2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79cm" svg:height="0.28cm" svg:x="8.926cm" svg:y="3.0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28cm" svg:height="0.28cm" svg:x="9.345cm" svg:y="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516cm" svg:height="2.516cm" svg:x="9.907cm" svg:y="2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79cm" svg:height="0.28cm" svg:x="10.184cm" svg:y="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10.603cm" svg:y="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11.022cm" svg:y="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79cm" svg:height="0.28cm" svg:x="11.442cm" svg:y="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11.861cm" svg:y="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11.861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79cm" svg:height="0.28cm" svg:x="11.442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11.022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8cm" svg:height="0.28cm" svg:x="10.603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79cm" svg:height="0.28cm" svg:x="10.184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cm" fo:page-height="1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20:46:15.222935562</meta:creation-date>
    <dc:date>2016-11-03T14:47:08.733418838</dc:date>
    <meta:editing-duration>PT14H13M50S</meta:editing-duration>
    <meta:editing-cycles>31</meta:editing-cycles>
    <meta:generator>LibreOffice/5.2.2.2.0$Linux_X86_64 LibreOffice_project/20m0$Build-2</meta:generator>
    <meta:document-statistic meta:object-count="102"/>
  </office:meta>
</office:document-meta>
</file>